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1" text:start-value="0">
        <style:list-level-properties text:list-level-position-and-space-mode="label-alignment">
          <style:list-level-label-alignment text:label-followed-by="listtab"/>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text:start-value="0">
        <style:list-level-properties text:list-level-position-and-space-mode="label-alignment">
          <style:list-level-label-alignment text:label-followed-by="listtab"/>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text:start-value="0">
        <style:list-level-properties text:list-level-position-and-space-mode="label-alignment">
          <style:list-level-label-alignment text:label-followed-by="listtab"/>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T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6" style:parent-style-name="Normal" style:list-style-name="LFO1" style:family="paragraph"/>
    <style:style style:name="T7" style:parent-style-name="Policepardéfaut" style:family="text">
      <style:text-properties style:text-underline-type="single" style:text-underline-style="solid" style:text-underline-width="auto" style:text-underline-mode="continuous"/>
    </style:style>
    <style:style style:name="T8" style:parent-style-name="Policepardéfaut" style:family="text">
      <style:text-properties style:text-underline-type="single" style:text-underline-style="solid" style:text-underline-width="auto" style:text-underline-mode="continuous"/>
    </style:style>
    <style:style style:name="P9" style:parent-style-name="Normal" style:list-style-name="LFO2" style:family="paragraph"/>
    <style:style style:name="P10" style:parent-style-name="Normal" style:list-style-name="LFO2" style:family="paragraph"/>
    <style:style style:name="P11" style:parent-style-name="Normal" style:list-style-name="LFO2" style:family="paragraph"/>
    <style:style style:name="T12" style:parent-style-name="Policepardéfaut" style:family="text">
      <style:text-properties style:text-underline-type="single" style:text-underline-style="solid" style:text-underline-width="auto" style:text-underline-mode="continuous"/>
    </style:style>
    <style:style style:name="P13" style:parent-style-name="Normal" style:list-style-name="LFO3" style:family="paragraph"/>
    <style:style style:name="P14" style:parent-style-name="Normal" style:list-style-name="LFO3" style:family="paragraph"/>
    <style:style style:name="P15" style:parent-style-name="Normal" style:list-style-name="LFO3" style:family="paragraph"/>
    <style:style style:name="P16" style:parent-style-name="Normal" style:list-style-name="LFO3" style:family="paragraph"/>
    <style:style style:name="P17" style:parent-style-name="Normal" style:list-style-name="LFO3" style:family="paragraph"/>
    <style:style style:name="P18" style:parent-style-name="Normal" style:list-style-name="LFO3" style:family="paragraph"/>
    <style:style style:name="P19" style:parent-style-name="Normal" style:list-style-name="LFO3" style:family="paragraph"/>
    <style:style style:name="P20" style:parent-style-name="Normal" style:list-style-name="LFO3" style:family="paragraph"/>
    <style:style style:name="P21" style:parent-style-name="Normal" style:list-style-name="LFO4" style:family="paragraph"/>
    <style:style style:name="T22" style:parent-style-name="Policepardéfaut" style:family="text">
      <style:text-properties style:text-underline-type="single" style:text-underline-style="solid" style:text-underline-width="auto" style:text-underline-mode="continuous"/>
    </style:style>
    <style:style style:name="T23" style:parent-style-name="Policepardéfaut" style:family="text">
      <style:text-properties fo:font-weight="bold" style:font-weight-asian="bold" style:font-weight-complex="bold"/>
    </style:style>
    <style:style style:name="T24" style:parent-style-name="Policepardéfaut" style:family="text">
      <style:text-properties fo:font-weight="bold" style:font-weight-asian="bold" style:font-weight-complex="bold"/>
    </style:style>
    <style:style style:name="T25" style:parent-style-name="Policepardéfaut" style:family="text">
      <style:text-properties fo:font-weight="bold" style:font-weight-asian="bold" style:font-weight-complex="bold"/>
    </style:style>
    <style:style style:name="T26" style:parent-style-name="Policepardéfaut" style:family="text">
      <style:text-properties fo:font-weight="bold" style:font-weight-asian="bold" style:font-weight-complex="bold"/>
    </style:style>
    <style:style style:name="T27" style:parent-style-name="Policepardéfaut" style:family="text">
      <style:text-properties fo:font-weight="bold" style:font-weight-asian="bold" style:font-weight-complex="bold"/>
    </style:style>
    <style:style style:name="T28" style:parent-style-name="Policepardéfaut" style:family="text">
      <style:text-properties fo:font-weight="bold" style:font-weight-asian="bold" style:font-weight-complex="bold"/>
    </style:style>
    <style:style style:name="T29" style:parent-style-name="Policepardéfaut" style:family="text">
      <style:text-properties fo:font-weight="bold" style:font-weight-asian="bold" style:font-weight-complex="bold"/>
    </style:style>
    <style:style style:name="P30" style:parent-style-name="Normal" style:list-style-name="LFO5" style:family="paragraph"/>
    <style:style style:name="T31" style:parent-style-name="Policepardéfaut" style:family="text">
      <style:text-properties style:text-underline-type="single" style:text-underline-style="solid" style:text-underline-width="auto" style:text-underline-mode="continuous"/>
    </style:style>
    <style:style style:name="P32" style:parent-style-name="Normal" style:list-style-name="LFO6" style:family="paragraph"/>
    <style:style style:name="T33" style:parent-style-name="Policepardéfaut" style:family="text">
      <style:text-properties style:text-underline-type="single" style:text-underline-style="solid" style:text-underline-width="auto" style:text-underline-mode="continuous"/>
    </style:style>
  </office:automatic-styles>
  <office:body>
    <office:text text:use-soft-page-breaks="true">
      <text:p text:style-name="P1"><text:span text:style-name="T2"> Utilisation des solveurs SAT pour résoudre des problèmes / puzzles de type sudoku </text:span></text:p>
      <text:p text:style-name="Normal"/>
      <text:p text:style-name="Normal"><text:span text:style-name="T3">Ancrage au thème de l’année : </text:span></text:p>
      <text:p text:style-name="Normal">La résolution d’un sudoku à l’aide du solveur SAT requiert l’utilisation de boucle destinées à traduire<text:s/>en<text:s/>propositions<text:s/>logiques les<text:s/>règles du sudoku et les conditions initiales.<text:s/>De plus, la structure du Sudoku impose des cycles de permutations (1 à 9) sur les lignes et colonnes.</text:p>
      <text:p text:style-name="Normal"><text:span text:style-name="T4">Motivation : </text:span></text:p>
      <text:p text:style-name="Normal">Suite à une recherche mathématiques sur les sudokus dans le but du grand oral en classe de terminal, j’ai cherché à pousser cette recherche et à m’orienter vers<text:s/>les différents types<text:s/>de solveurs existant pour résoudre ces « puzzles ». </text:p>
      <text:p text:style-name="Normal"/>
      <text:p text:style-name="Normal"><text:span text:style-name="T5">MCOT</text:span><text:s/>: </text:p>
      <text:p text:style-name="Normal"><text:line-break/></text:p>
      <text:list text:style-name="LFO1" text:continue-numbering="true">
        <text:list-item>
          <text:p text:style-name="P6"><text:span text:style-name="T7">Positionnement thématique et mots clefs </text:span></text:p>
        </text:list-item>
      </text:list>
      <text:p text:style-name="Normal"/>
      <text:p text:style-name="Normal"><text:span text:style-name="T8">Positionnement thématique :</text:span> </text:p>
      <text:list text:style-name="LFO2" text:continue-numbering="true">
        <text:list-item>
          <text:p text:style-name="P9">Informatique pratique (Programmation)</text:p>
        </text:list-item>
        <text:list-item>
          <text:p text:style-name="P10">Informatique théorique (Complexité)</text:p>
        </text:list-item>
        <text:list-item>
          <text:p text:style-name="P11">Mathématiques (Logiques classique)</text:p>
        </text:list-item>
      </text:list>
      <text:p text:style-name="Normal"/>
      <text:p text:style-name="Normal"><text:span text:style-name="T12">Mots clefs anglais et français : </text:span></text:p>
      <text:list text:style-name="LFO3" text:continue-numbering="true">
        <text:list-item>
          <text:p text:style-name="P13">Sudoku : Sudoku</text:p>
        </text:list-item>
        <text:list-item>
          <text:p text:style-name="P14">Solveurs informatique : computer solvers</text:p>
        </text:list-item>
        <text:list-item>
          <text:p text:style-name="P15">Logique propositionnelle : propositional Logic</text:p>
        </text:list-item>
        <text:list-item>
          <text:p text:style-name="P16">Backtracking naïf : naive backtracking</text:p>
        </text:list-item>
        <text:list-item>
          <text:p text:style-name="P17">Comparaison de<text:s/>complexité :complexity comparison</text:p>
        </text:list-item>
        <text:list-item>
          <text:p text:style-name="P18">Problème de satisfiabilité booléenne (SAT) : boolean satisfiability problem </text:p>
        </text:list-item>
        <text:list-item>
          <text:p text:style-name="P19">Formule booléenne quantifiée (QBF) : quantified boolean formula </text:p>
        </text:list-item>
        <text:list-item>
          <text:p text:style-name="P20">Satisfiabilité modulo théorie (SMT) : satisfiability modulo theories </text:p>
        </text:list-item>
      </text:list>
      <text:p text:style-name="Normal"><text:line-break/><text:line-break/></text:p>
      <text:list text:style-name="LFO4" text:continue-numbering="true">
        <text:list-item>
          <text:p text:style-name="P21"><text:span text:style-name="T22">Bibliographie commentée</text:span></text:p>
        </text:list-item>
      </text:list>
      <text:p text:style-name="Normal"/>
      <text:p text:style-name="Normal">Les sudokus, popularisés pour la première fois au XIXe siècle, sont des puzzles intéressants<text:s/>et ludiques<text:s/>pour tous les publics, ils poussent à la réflexion et leur résolution fait encore aujourd’hui l’objet de nombreuses recherches en algorithmique.</text:p>
      <text:p text:style-name="Normal"/>
      <text:p text:style-name="Normal">L’apparition récente des solveurs utilisant un algorithme basé sur le problème SAT<text:s/>(satisfiabilité booléenne)<text:s/>a permis d’améliorer la complexité des résolutions de problèmes dont le sudoku fait partie (mais il peut aussi être utilisé pour des problématiques du quotidien : fabrication d’un emploi du temps, coloration de cartes ou encore stockage de produit). Par ailleurs, la résolution de sudokus<text:s/>a elle-même des applications plus théoriques comme la construction de familles orthogonales<text:span text:style-name="T23"><text:s/>[1].</text:span></text:p>
      <text:p text:style-name="Normal"/>
      <text:p text:style-name="Normal">Le problème SAT est un type de problème vérifiant la<text:s/>satisfiabilité<text:s/>de clauses formant une proposition logique à l’aide uniquement<text:s/>des connecteurs logiques<text:s/>« ou », « et » et « non ». Les solveurs SAT permettent alors à partir d’une proposition logique, de vérifier s’il existe ou non des variables permettant à cette proposition d’être vraie. Pour résoudre un sudoku il faut d’abord traduire ses règles (même les plus simples) en clauses CNF<text:s/>(formule conjonctive normale)<text:span text:style-name="T24"><text:s/></text:span><text:span text:style-name="T25">[</text:span><text:span text:style-name="T26">2]. </text:span></text:p>
      <text:p text:style-name="Normal"/>
      <text:p text:style-name="Normal">Les sudokus classiques avec 81 cases peuvent être plus ou moins compliqués, ou admettre plus ou moins de solutions selon le nombre de cases remplies initialement. L’influence de cette quantité sur la complexité des algorithmes et sur l’unicité de leurs solutions à la grille proposée a suscité l’intérêt de nombreux scientifiques.</text:p>
      <text:p text:style-name="Normal"/>
      <text:p text:style-name="Normal">Ainsi, l'étude des conditions suffisantes à l’unicité d’une solution<text:s/>de<text:s/>sudoku a déjà été faite : Gary McGuire, Bastian Tugemann, Gilles Civario prouvent en 2013 qu’il faut<text:s/>au moins<text:s/>17 conditions initiales à une grille pour avoir une unique solution. Pour ce faire, ils ont procédé en créant un ‘checker’ qui cherche de manière efficace parmi le catalogue de toutes les grilles complétées de sudoku les puzzles à 16 conditions initiales qui ont<text:s/><text:soft-page-break/>une unique solution. Il aura fallu 8 ans en tout<text:s/>pour<text:s/>prouver qu’il n’en existe aucun<text:s/>et<text:s/>terminer cette preuve.<text:s/><text:span text:style-name="T27">[3]</text:span></text:p>
      <text:p text:style-name="Normal"/>
      <text:p text:style-name="Normal">Comparer la complexité entre le solveur SAT et une résolution de sudoku classique par backtracking naïf peut se révéler surprenant. Dans certains cas, il se peut que l’algorithme naïf soit plus rapide que l’algorithme qui utilise le solveur SAT : pour un sudoku classique d’ordre 9, l’efficacité habituellement considérablement supérieure du solveur SAT ne peut pas être mise en avant, en raison de la trop petite taille de la grille, comme l’ont montré Broderick Crawford , Carlos Castro ,<text:s/>Éric<text:s/>Monfroy et Nibaldo Rodriguez en 2009<text:span text:style-name="T28"><text:s/>[4].</text:span></text:p>
      <text:p text:style-name="Normal"/>
      <text:p text:style-name="Normal">Le problème du sudoku dérive lui même d’un problème beaucoup plus ancien celui des carrés<text:s/>latins, sujet qui a été repris et approfondi par Gaston Tarry au XXe siècle. Son travail a permis d’aboutir à une conclusion qui n’a pu être démontrée qu’en 2011 : tout carré bimagique d’ordre 9 construit avec la méthode Tarry-Cazalas est la combinaison de deux sudokus. Ces résultats admettent de nombreuses applications en mathématiques et en informatique<text:span text:style-name="T29"><text:s/>[5]</text:span><text:line-break/><text:line-break/></text:p>
      <text:list text:style-name="LFO5" text:continue-numbering="true">
        <text:list-item>
          <text:p text:style-name="P30"><text:span text:style-name="T31">Objectifs du TIPE </text:span></text:p>
        </text:list-item>
      </text:list>
      <text:p text:style-name="Normal"/>
      <text:p text:style-name="Normal">Traduire les règles du sudoku en formules propositionnelles </text:p>
      <text:p text:style-name="Normal">Utiliser le solveur SAT pour vérifier l’existence d’une solution et la déterminer </text:p>
      <text:p text:style-name="Normal">Coder un programme vérifiant l’unicité de cette solution </text:p>
      <text:p text:style-name="Normal">Comparer la complexité du solveurs SAT avec d’autres solveurs connu (exemple du backtracking naïf)</text:p>
      <text:p text:style-name="Normal">Faire cela avec différents sudokus (exemple du sudoku X)</text:p>
      <text:p text:style-name="Normal"><text:line-break/><text:line-break/></text:p>
      <text:list text:style-name="LFO6" text:continue-numbering="true">
        <text:list-item>
          <text:p text:style-name="P32"><text:span text:style-name="T33">Liste de références bibliographiques </text:span></text:p>
        </text:list-item>
      </text:list>
      <text:p text:style-name="Normal"/>
      <text:p text:style-name="Normal">[1]  JOHN LORCH  : A quick construction of mutually orthogonal sudoku squares <text:s/><text:a xlink:href="https://arxiv.org/pdf/1303.0411" office:target-frame-name="_top" xlink:show="replace"><text:span text:style-name="Lienhypertexte">https://arxiv.org/pdf/1303.0411</text:span></text:a></text:p>
      <text:p text:style-name="Normal"/>
      <text:p text:style-name="Normal">[2] INES LYNCE et JOEL OUAKNINE :Sudoku as a SAT Problem<text:s/><text:a xlink:href="http://anytime.cs.umass.edu/aimath06/proceedings/P34.pdf" office:target-frame-name="_top" xlink:show="replace"><text:span text:style-name="Lienhypertexte">http://anytime.cs.umass.edu/aimath06/proceedings/P34.pdf</text:span></text:a> </text:p>
      <text:p text:style-name="Normal"/>
      <text:p text:style-name="Normal">[3] GARY MCGUIRE, BASTIAN TUGEMANN, GILLES CIVARIO : There is no 16-Clue Sudoku: Solving the Sudoku Minimum Number of Clues Problem via Hitting Set Enumeration<text:s/><text:a xlink:href="https://zanotti.univ-tln.fr/ALGO/I51/SudokuMin.pdf" office:target-frame-name="_top" xlink:show="replace"><text:span text:style-name="Lienhypertexte">https://zanotti.univ-tln.fr/ALGO/I51/SudokuMin.pdf</text:span></text:a> </text:p>
      <text:p text:style-name="Normal"/>
      <text:p text:style-name="Normal">[4] BROADERIC CRAFORD , CARLOS CASTRO  , ERIC MONFROY et NIBALDO RODRIGUEZ : Solving Constraint Satisfaction Puzzles with Constraint Programming</text:p>
      <text:p text:style-name="Normal"><text:a xlink:href="https://www.palermo.edu/ingenieria/Cica2009/Papers/64.pdf" office:target-frame-name="_top" xlink:show="replace"><text:span text:style-name="Lienhypertexte">https://www.palermo.edu/ingenieria/Cica2009/Papers/64.pdf</text:span></text:a></text:p>
      <text:p text:style-name="Normal"/>
      <text:p text:style-name="Normal">[5] JASON TANG :Latin Squares and Their Applications <text:s/><text:a xlink:href="http://elscorcho.50webs.com/latinsquares.pdf" office:target-frame-name="_top" xlink:show="replace"><text:span text:style-name="Lienhypertexte">http://elscorcho.50webs.com/latinsquares.pdf</text:span></text:a> </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1" text:start-value="0">
        <style:list-level-properties text:list-level-position-and-space-mode="label-alignment">
          <style:list-level-label-alignment text:label-followed-by="listtab"/>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text:start-value="0">
        <style:list-level-properties text:list-level-position-and-space-mode="label-alignment">
          <style:list-level-label-alignment text:label-followed-by="listtab"/>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text:start-value="0">
        <style:list-level-properties text:list-level-position-and-space-mode="label-alignment">
          <style:list-level-label-alignment text:label-followed-by="listtab"/>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louison hetzel</meta:initial-creator>
    <dc:creator>louison hetzel</dc:creator>
    <meta:creation-date>2026-01-31T13:07:00Z</meta:creation-date>
    <dc:date>2026-02-02T10:28:00Z</dc:date>
    <meta:template xlink:href="Normal" xlink:type="simple"/>
    <meta:editing-cycles>1</meta:editing-cycles>
    <meta:editing-duration>PT163260S</meta:editing-duration>
    <meta:document-statistic meta:page-count="4" meta:paragraph-count="11" meta:word-count="908" meta:character-count="5892" meta:row-count="41" meta:non-whitespace-character-count="4995"/>
  </office:meta>
</office:document-meta>
</file>